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 table:style-name="ce1" table:number-columns-repeated="4"/>
          <table:table-cell table:style-name="ce4" office:value-type="string" calcext:value-type="string">
            <text:p>TP2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ALI ABDALLAH</text:p>
          </table:table-cell>
          <table:table-cell office:value-type="string" calcext:value-type="string">
            <text:p>SAÏ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UVRAY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NICOLA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BOIRO</text:p>
          </table:table-cell>
          <table:table-cell office:value-type="string" calcext:value-type="string">
            <text:p>MAMADOU KOLY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BORISOV</text:p>
          </table:table-cell>
          <table:table-cell office:value-type="string" calcext:value-type="string">
            <text:p>VADIM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BOULKHEMAIR</text:p>
          </table:table-cell>
          <table:table-cell office:value-type="string" calcext:value-type="string">
            <text:p>ISSA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BUGNON</text:p>
          </table:table-cell>
          <table:table-cell office:value-type="string" calcext:value-type="string">
            <text:p>CALLI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CAMELIN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FREDERIC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CARVIN</text:p>
          </table:table-cell>
          <table:table-cell office:value-type="string" calcext:value-type="string">
            <text:p>BAPTISTIN</text:p>
          </table:table-cell>
          <table:table-cell office:value-type="string" calcext:value-type="string">
            <text:p>MARIU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CHARRIE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JEAN GABRIEL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CHERIGUENE</text:p>
          </table:table-cell>
          <table:table-cell office:value-type="string" calcext:value-type="string">
            <text:p>A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DAVAL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NICOLAS</text:p>
          </table:table-cell>
          <table:table-cell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DEVEAU</text:p>
          </table:table-cell>
          <table:table-cell office:value-type="string" calcext:value-type="string">
            <text:p>NAXON</text:p>
          </table:table-cell>
          <table:table-cell office:value-type="string" calcext:value-type="string">
            <text:p>BERNARD ALPHONSE</text:p>
          </table:table-cell>
          <table:table-cell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DRONE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FRANCK</text:p>
          </table:table-cell>
          <table:table-cell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GILLOTI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ALENTIN</text:p>
          </table:table-cell>
          <table:table-cell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GRELIER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KEVIN ALEXIS</text:p>
          </table:table-cell>
          <table:table-cell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GROSJEAN</text:p>
          </table:table-cell>
          <table:table-cell office:value-type="string" calcext:value-type="string">
            <text:p>RO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GUICHON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OLIVIER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GUILLARD</text:p>
          </table:table-cell>
          <table:table-cell office:value-type="string" calcext:value-type="string">
            <text:p>JOSSUA</text:p>
          </table:table-cell>
          <table:table-cell office:value-type="string" calcext:value-type="string">
            <text:p>NOLWEN</text:p>
          </table:table-cell>
          <table:table-cell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HUET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NTOIN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JACQUA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MICHEL JARN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LE BORGN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JEZABEL BRUNO</text:p>
          </table:table-cell>
          <table:table-cell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MANESCU</text:p>
          </table:table-cell>
          <table:table-cell office:value-type="string" calcext:value-type="string">
            <text:p>ROBERT-ALE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MARONGIU</text:p>
          </table:table-cell>
          <table:table-cell office:value-type="string" calcext:value-type="string">
            <text:p>ZACCARIA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MARTINEAU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FREDDY</text:p>
          </table:table-cell>
          <table:table-cell/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MORANDEAU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FRANCO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MOULAZEM</text:p>
          </table:table-cell>
          <table:table-cell office:value-type="string" calcext:value-type="string">
            <text:p>YOUNES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ORTHION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ESTEBAN ROMAI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OUZAMOU</text:p>
          </table:table-cell>
          <table:table-cell office:value-type="string" calcext:value-type="string">
            <text:p>ADIL</text:p>
          </table:table-cell>
          <table:table-cell office:value-type="string" calcext:value-type="string">
            <text:p>DENY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PAITEL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ICE</text:p>
          </table:table-cell>
          <table:table-cell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PÉNAULT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LOUIS CLEMENT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PERROU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UCA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PORTEJOIE</text:p>
          </table:table-cell>
          <table:table-cell office:value-type="string" calcext:value-type="string">
            <text:p>JEREMIE</text:p>
          </table:table-cell>
          <table:table-cell office:value-type="string" calcext:value-type="string">
            <text:p>PHILIPP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PRUVOST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BENJAMIN</text:p>
          </table:table-cell>
          <table:table-cell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REVAUD--CORDON</text:p>
          </table:table-cell>
          <table:table-cell office:value-type="string" calcext:value-type="string">
            <text:p>ERWAN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SAVINA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MARIE-PIERR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SECK</text:p>
          </table:table-cell>
          <table:table-cell office:value-type="string" calcext:value-type="string">
            <text:p>ABDOULAHAT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TREBER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LOUIS</text:p>
          </table:table-cell>
          <table:table-cell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VIVIE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JULIEN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Quentin</text:p>
          </table:table-cell>
          <table:table-cell table:style-name="Default"/>
          <table:table-cell table:style-name="ce6"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Sheet1.A2:Sheet1.E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</number:date-style>
    <number:number-style style:name="N170P0" style:volatile="true">
      <number:number number:decimal-places="0" number:min-integer-digits="1" number:grouping="true"/>
      <number:text> €</number:text>
    </number:number-style>
    <number:number-style style:name="N170">
      <number:text>-</number:text>
      <number:number number:decimal-places="0" number:min-integer-digits="1" number:grouping="true"/>
      <number:text> €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€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€</number:text>
    </number:number-style>
    <number:number-style style:name="N172">
      <number:text>-</number:text>
      <number:number number:decimal-places="2" number:min-integer-digits="1" number:grouping="true"/>
      <number:text> €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7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74P2" style:volatile="true">
      <number:text> </number:text>
      <loext:fill-character> </loext:fill-character>
      <number:text>-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7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75P2" style:volatile="true">
      <number:text> </number:text>
      <loext:fill-character> </loext:fill-character>
      <number:text>- €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7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7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7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scientific-number number:decimal-places="1" number:min-integer-digits="3" number:min-exponent-digits="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</number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4:09:48.196865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4:16:10.962008677</meta:creation-date>
    <dc:date>2017-03-17T14:33:19.434137289</dc:date>
    <meta:editing-duration>PT8H2M48S</meta:editing-duration>
    <meta:editing-cycles>64</meta:editing-cycles>
    <meta:generator>LibreOffice/4.2.8.2$Linux_X86_64 LibreOffice_project/420m0$Build-2</meta:generator>
    <meta:print-date>2017-03-13T07:42:47.283636490</meta:print-date>
    <meta:document-statistic meta:table-count="1" meta:cell-count="164" meta:object-count="0"/>
  </office:meta>
</office:document-meta>
</file>